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
      <style:table-properties style:width="18.002cm" style:page-number="auto" fo:break-before="auto" fo:break-after="auto" table:align="margins" fo:background-color="transparent" style:shadow="none"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0"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90f953" officeooo:paragraph-rsid="012a88ac"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261784" officeooo:paragraph-rsid="01261784"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3ec56a" officeooo:paragraph-rsid="013ec56a"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37" style:family="paragraph" style:parent-style-name="Footer">
      <style:text-properties fo:font-size="2pt" style:font-size-asian="1.75pt" style:font-size-complex="2pt"/>
    </style:style>
    <style:style style:name="P3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9"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40"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41"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2"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4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4"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4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7"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5"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56"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57"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60"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1"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2"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3" style:family="paragraph" style:parent-style-name="Standard">
      <style:paragraph-properties fo:line-height="200%" fo:text-align="center" style:justify-single-word="false"/>
      <style:text-properties fo:letter-spacing="0.035cm" officeooo:rsid="0017e0f6" officeooo:paragraph-rsid="0066a7cb"/>
    </style:style>
    <style:style style:name="P6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5"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66"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6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2"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73"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7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7"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7a095"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style:use-window-font-color="true" style:text-position="0% 100%" style:font-name="FreeSans" fo:font-size="12pt" fo:font-weight="normal" officeooo:rsid="0143ab01" officeooo:paragraph-rsid="0143ab01"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use-window-font-color="true" style:text-position="0% 100%" style:font-name="FreeSans" fo:font-size="12pt" fo:font-weight="normal" officeooo:rsid="012776c8" officeooo:paragraph-rsid="012776c8"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127e1f2"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1243497"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12a88ac"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07a0b5a"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use-window-font-color="true" style:text-position="0% 100%" style:font-name="FreeSans" fo:font-size="12pt" fo:font-weight="normal" officeooo:rsid="00782c06" officeooo:paragraph-rsid="00782c06"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use-window-font-color="true" style:text-position="0% 100%" style:font-name="FreeSans" fo:font-size="12pt" fo:font-weight="normal" officeooo:rsid="007fadf1" officeooo:paragraph-rsid="007fadf1" style:font-size-asian="12pt" style:font-weight-asian="normal" style:font-size-complex="12pt" style:font-weight-complex="normal"/>
    </style:style>
    <style:style style:name="P86" style:family="paragraph" style:parent-style-name="Table_20_Contents">
      <style:paragraph-properties fo:text-align="center" style:justify-single-word="false"/>
      <style:text-properties style:use-window-font-color="true" style:text-position="0% 100%" style:font-name="FreeSans" fo:font-size="12pt" fo:font-weight="normal" officeooo:rsid="0089544f" officeooo:paragraph-rsid="00de0781" style:font-size-asian="12pt" style:font-weight-asian="normal" style:font-size-complex="12pt" style:font-weight-complex="normal"/>
    </style:style>
    <style:style style:name="P87"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ed011c"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4617af"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use-window-font-color="true" style:text-position="0% 100%" style:font-name="FreeSans" fo:font-size="12pt" fo:font-weight="normal" officeooo:rsid="014617af" officeooo:paragraph-rsid="014617af"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use-window-font-color="true" style:text-position="0% 100%" style:font-name="FreeSans" fo:font-size="12pt" fo:font-weight="normal" officeooo:rsid="0085fae3" officeooo:paragraph-rsid="0085fae3"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use-window-font-color="true" style:text-position="0% 100%" style:font-name="FreeSans" fo:font-size="12pt" fo:font-weight="normal" officeooo:rsid="012151c5" officeooo:paragraph-rsid="012151c5"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95"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96" style:family="paragraph" style:parent-style-name="Table_20_Contents">
      <style:paragraph-properties fo:text-align="center" style:justify-single-word="false"/>
      <style:text-properties style:use-window-font-color="true" style:text-position="0% 100%" style:font-name="FreeSans" fo:font-size="12pt" fo:font-weight="normal" officeooo:rsid="013e0478" officeooo:paragraph-rsid="013e0478"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use-window-font-color="true" style:text-position="0% 100%" style:font-name="FreeSans" fo:font-size="12pt" fo:font-weight="normal" officeooo:rsid="00ed011c" officeooo:paragraph-rsid="00ed011c"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style:use-window-font-color="true" style:text-position="0% 100%" style:font-name="FreeSans" fo:font-size="12pt" fo:font-weight="normal" officeooo:rsid="01425c45" officeooo:paragraph-rsid="01425c45" style:font-size-asian="12pt" style:font-weight-asian="normal" style:font-size-complex="12pt" style:font-weight-complex="normal"/>
    </style:style>
    <style:style style:name="P99" style:family="paragraph" style:parent-style-name="Table_20_Contents">
      <style:paragraph-properties fo:text-align="center" style:justify-single-word="false"/>
      <style:text-properties style:use-window-font-color="true" style:text-position="0% 100%" style:font-name="FreeSans" fo:font-size="12pt" officeooo:rsid="00782c06" officeooo:paragraph-rsid="00782c06" style:font-size-asian="12pt" style:font-size-complex="12pt"/>
    </style:style>
    <style:style style:name="P100"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07fadf1" style:font-size-asian="12pt" style:font-size-complex="12pt"/>
    </style:style>
    <style:style style:name="P101"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02"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03"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04"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05" style:family="paragraph" style:parent-style-name="Table_20_Contents">
      <style:paragraph-properties fo:text-align="center" style:justify-single-word="false"/>
      <style:text-properties style:font-name="FreeSans" fo:font-size="12pt" fo:font-weight="normal" officeooo:rsid="0142ab65" officeooo:paragraph-rsid="0142ab65" style:font-size-asian="12pt" style:font-weight-asian="normal" style:font-size-complex="12pt" style:font-weight-complex="normal"/>
    </style:style>
    <style:style style:name="P106"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07"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08" style:family="paragraph">
      <loext:graphic-properties draw:fill-color="#2c3756"/>
    </style:style>
    <style:style style:name="P10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8f04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a74835"/>
    </style:style>
    <style:style style:name="T38" style:family="text">
      <style:text-properties officeooo:rsid="00b9f5d7"/>
    </style:style>
    <style:style style:name="T39" style:family="text">
      <style:text-properties officeooo:rsid="00bb7015"/>
    </style:style>
    <style:style style:name="T40" style:family="text">
      <style:text-properties officeooo:rsid="00c5e2ee"/>
    </style:style>
    <style:style style:name="T41" style:family="text">
      <style:text-properties officeooo:rsid="00caded1"/>
    </style:style>
    <style:style style:name="T42" style:family="text">
      <style:text-properties fo:color="#405e01" style:text-position="super 58%" fo:font-weight="bold" officeooo:rsid="00f30495" style:font-weight-asian="bold" style:font-weight-complex="bold"/>
    </style:style>
    <style:style style:name="T43" style:family="text">
      <style:text-properties fo:color="#405e01" style:text-position="super 58%" fo:font-weight="bold" officeooo:rsid="010a657f" style:font-weight-asian="bold" style:font-weight-complex="bold"/>
    </style:style>
    <style:style style:name="T44" style:family="text">
      <style:text-properties officeooo:rsid="012a88ac"/>
    </style:style>
    <style:style style:name="T45" style:family="text">
      <style:text-properties officeooo:rsid="013a3bf1"/>
    </style:style>
    <style:style style:name="T46" style:family="text">
      <style:text-properties officeooo:rsid="013ca763"/>
    </style:style>
    <style:style style:name="T47" style:family="text">
      <style:text-properties officeooo:rsid="0140550d"/>
    </style:style>
    <style:style style:name="T48" style:family="text">
      <style:text-properties officeooo:rsid="01425c45"/>
    </style:style>
    <style:style style:name="T49"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0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8" draw:name="Shape2" draw:style-name="gr4" draw:text-style-name="P10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1">Plan de iteración</text:p>
      <text:p text:style-name="P62"><text:span text:style-name="T32">Fase de </text:span><text:span text:style-name="T33">construcción</text:span><text:span text:style-name="T32">:</text:span><text:span text:style-name="T30"> ITERACIÓN N.º </text:span><text:span text:style-name="T31">3</text:span></text:p>
      <text:p text:style-name="P63"><draw:frame draw:style-name="fr2" draw:name="Image1" text:anchor-type="as-char" svg:width="14.6cm" svg:height="6.6cm" draw:z-index="10"><draw:image xlink:href="Pictures/1000020100000226000000FA9C3F27F97A3CB667.png" xlink:type="simple" xlink:show="embed" xlink:actuate="onLoad" loext:mime-type="image/png"/></draw:frame></text:p>
      <text:p text:style-name="P60"><text:span text:style-name="T3">Proyecto </text:span><text:span text:style-name="T6">Colibrí</text:span></text:p>
      <text:p text:style-name="P38"/>
      <text:p text:style-name="P43">Asignatura</text:p>
      <text:p text:style-name="P38">Laboratorio de desarrollo de software</text:p>
      <text:p text:style-name="P38"/>
      <text:p text:style-name="P43">Autor</text:p>
      <text:p text:style-name="P42">Cinthia Lima</text:p>
      <text:p text:style-name="P38"/>
      <text:p text:style-name="P43">Fecha de redacción</text:p>
      <text:p text:style-name="P38"><text:span text:style-name="T45">14/11</text:span>/<text:span text:style-name="T4">2017</text:span></text:p>
      <text:p text:style-name="P64"><draw:custom-shape text:anchor-type="paragraph" draw:z-index="1" draw:name="Shape1" draw:style-name="gr2" draw:text-style-name="P10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1" svg:width="6.501cm" svg:height="18.5cm" svg:x="0.499cm" svg:y="0.75cm"><draw:text-box><text:p text:style-name="P110"><text:span text:style-name="T4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5">Índice</text:p>
      <text:p text:style-name="P39"/>
      <text:p text:style-name="P40"/>
      <text:p text:style-name="P66">Plan de <text:span text:style-name="T28">i</text:span>teración</text:p>
      <text:p text:style-name="P41"/>
      <text:p text:style-name="P50">Resumen</text:p>
      <text:p text:style-name="P69">El presente plan de iteración se divide en tres partes: en la primera parte del mismo se hace una introducción al documento, especificando su alcance y su propósito.</text:p>
      <text:p text:style-name="P6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9"/>
      <text:p text:style-name="P47">Alcance</text:p>
      <text:p text:style-name="P56">En esta fase se <text:span text:style-name="T35">generarán</text:span> los <text:span text:style-name="T28">siguientes entregables</text:span>:</text:p>
      <text:list xml:id="list933768500" text:style-name="L1">
        <text:list-item>
          <text:p text:style-name="P72">...</text:p>
        </text:list-item>
      </text:list>
      <text:p text:style-name="P55"/>
      <text:p text:style-name="P48">Propósito</text:p>
      <text:p text:style-name="P45">Mediante este documento se buscan especificar las actividades que se van a desarrollar durante la iteración en curso.</text:p>
      <text:p text:style-name="P45">Este documento será utilizado por el grupo de desarrollo para guiarse a través de la iteración antes mencionada.</text:p>
      <text:p text:style-name="P44"/>
      <text:p text:style-name="P57"/>
      <text:p text:style-name="P54"/>
      <text:p text:style-name="P54"/>
      <text:p text:style-name="P54"/>
      <text:p text:style-name="P54"/>
      <text:p text:style-name="P54"/>
      <text:p text:style-name="P54"/>
      <text:p text:style-name="P54"><text:soft-page-break/>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3">Nombre de la tarea</text:p>
          </table:table-cell>
          <table:table-cell table:style-name="Tabla1.A1" office:value-type="string">
            <text:p text:style-name="P16">Fecha de </text:p>
            <text:p text:style-name="P14"><text:span text:style-name="T34">i</text:span>nicio </text:p>
          </table:table-cell>
          <table:table-cell table:style-name="Tabla1.A1" office:value-type="string">
            <text:p text:style-name="P15">Fecha de <text:span text:style-name="T38">finalización</text:span></text:p>
          </table:table-cell>
          <table:table-cell table:style-name="Tabla1.A1" office:value-type="string">
            <text:p text:style-name="P17">Fecha de <text:span text:style-name="T39">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19">Desarrollo de especificación de casos de uso</text:p>
          </table:table-cell>
          <table:table-cell table:style-name="Tabla1.B2" office:value-type="string">
            <text:p text:style-name="P11">🗎</text:p>
          </table:table-cell>
          <table:table-cell table:style-name="Tabla1.C2" office:value-type="string">
            <text:p text:style-name="P22">-</text:p>
          </table:table-cell>
          <table:table-cell table:style-name="Tabla1.D2" office:value-type="string">
            <text:p text:style-name="P34"><text:span text:style-name="T48">24</text:span>/11/17</text:p>
          </table:table-cell>
          <table:table-cell table:style-name="Tabla1.E2" office:value-type="string">
            <text:p text:style-name="P35">Cinthia Lima y Ariel Machini</text:p>
          </table:table-cell>
        </table:table-row>
        <table:table-row table:style-name="Tabla1.2">
          <table:table-cell table:style-name="Tabla1.A3" office:value-type="string">
            <text:p text:style-name="P19">Avance con el plan del proyecto</text:p>
          </table:table-cell>
          <table:table-cell table:style-name="Tabla1.B3" office:value-type="string">
            <text:p text:style-name="P10">🗎</text:p>
          </table:table-cell>
          <table:table-cell table:style-name="Tabla1.C3" office:value-type="string">
            <text:p text:style-name="P32">-</text:p>
          </table:table-cell>
          <table:table-cell table:style-name="Tabla1.D3" office:value-type="string">
            <text:p text:style-name="P34"><text:span text:style-name="T48">2</text:span>4/11/17</text:p>
          </table:table-cell>
          <table:table-cell table:style-name="Tabla1.E3" office:value-type="string">
            <text:p text:style-name="P36">Cinthia Lima</text:p>
          </table:table-cell>
        </table:table-row>
        <table:table-row table:style-name="Tabla1.2">
          <table:table-cell table:style-name="Tabla1.A3" office:value-type="string">
            <text:p text:style-name="P19"><text:span text:style-name="T46">Actualización</text:span> del plan de pruebas</text:p>
          </table:table-cell>
          <table:table-cell table:style-name="Tabla1.B4" office:value-type="string">
            <text:p text:style-name="P11">🗎</text:p>
          </table:table-cell>
          <table:table-cell table:style-name="Tabla1.B4" office:value-type="string">
            <text:p text:style-name="P79">-</text:p>
          </table:table-cell>
          <table:table-cell table:style-name="Tabla1.B4" office:value-type="string">
            <text:p text:style-name="P85"><text:span text:style-name="T48">2</text:span>4/11/17</text:p>
          </table:table-cell>
          <table:table-cell table:style-name="Tabla1.E4" office:value-type="string">
            <text:p text:style-name="P92">Cinthia Lima</text:p>
          </table:table-cell>
        </table:table-row>
        <table:table-row table:style-name="Tabla1.2">
          <table:table-cell table:style-name="Tabla1.A3" office:value-type="string">
            <text:p text:style-name="P26">Ejecución y evaluación de casos de prueba</text:p>
          </table:table-cell>
          <table:table-cell table:style-name="Tabla1.B4" office:value-type="string">
            <text:p text:style-name="P11">🗎</text:p>
          </table:table-cell>
          <table:table-cell table:style-name="Tabla1.B4" office:value-type="string">
            <text:p text:style-name="P80">-</text:p>
          </table:table-cell>
          <table:table-cell table:style-name="Tabla1.B4" office:value-type="string">
            <text:p text:style-name="P86"><text:span text:style-name="T48">2</text:span>4/11/17</text:p>
          </table:table-cell>
          <table:table-cell table:style-name="Tabla1.E4" office:value-type="string">
            <text:p text:style-name="P93">Cinthia Lima</text:p>
          </table:table-cell>
        </table:table-row>
        <table:table-row table:style-name="Tabla1.2">
          <table:table-cell table:style-name="Tabla1.A3" office:value-type="string">
            <text:p text:style-name="P21">Realizar <text:span text:style-name="T46">nueva </text:span>estimación con casos de uso</text:p>
          </table:table-cell>
          <table:table-cell table:style-name="Tabla1.B4" office:value-type="string">
            <text:p text:style-name="P99">-</text:p>
          </table:table-cell>
          <table:table-cell table:style-name="Tabla1.B4" office:value-type="string">
            <text:p text:style-name="P84">-</text:p>
          </table:table-cell>
          <table:table-cell table:style-name="Tabla1.B4" office:value-type="string">
            <text:p text:style-name="P100"><text:span text:style-name="T48">2</text:span>4/11/17</text:p>
          </table:table-cell>
          <table:table-cell table:style-name="Tabla1.E4" office:value-type="string">
            <text:p text:style-name="P99">Cinthia Lima y Ariel Machini</text:p>
          </table:table-cell>
        </table:table-row>
        <table:table-row table:style-name="Tabla1.2">
          <table:table-cell table:style-name="Tabla1.A3" office:value-type="string">
            <text:p text:style-name="P23">Implementación de <text:span text:style-name="T37">CU15: Administración de contenido de formularios (Web)</text:span></text:p>
          </table:table-cell>
          <table:table-cell table:style-name="Tabla1.B4" office:value-type="string">
            <text:p text:style-name="P12">🗎</text:p>
          </table:table-cell>
          <table:table-cell table:style-name="Tabla1.B4" office:value-type="string">
            <text:p text:style-name="P81">-</text:p>
          </table:table-cell>
          <table:table-cell table:style-name="Tabla1.B4" office:value-type="string">
            <text:p text:style-name="P87"><text:span text:style-name="T48">2</text:span>4/11/17</text:p>
          </table:table-cell>
          <table:table-cell table:style-name="Tabla1.E4" office:value-type="string">
            <text:p text:style-name="P94">Ariel Machin<text:span text:style-name="T40">i</text:span></text:p>
          </table:table-cell>
        </table:table-row>
        <table:table-row table:style-name="Tabla1.2">
          <table:table-cell table:style-name="Tabla1.A3" office:value-type="string">
            <text:p text:style-name="P24"><text:span text:style-name="T44">I</text:span>mplementación de <text:span text:style-name="T37">CU03: ABM de formularios <text:s/>(Web)</text:span></text:p>
          </table:table-cell>
          <table:table-cell table:style-name="Tabla1.B4" office:value-type="string">
            <text:p text:style-name="P12">🗎</text:p>
          </table:table-cell>
          <table:table-cell table:style-name="Tabla1.B4" office:value-type="string">
            <text:p text:style-name="P82">-</text:p>
          </table:table-cell>
          <table:table-cell table:style-name="Tabla1.B4" office:value-type="string">
            <text:p text:style-name="P88"><text:span text:style-name="T48">2</text:span>4/11/17</text:p>
          </table:table-cell>
          <table:table-cell table:style-name="Tabla1.E4" office:value-type="string">
            <text:p text:style-name="P95">Ariel Machin<text:span text:style-name="T40">i</text:span></text:p>
          </table:table-cell>
        </table:table-row>
        <table:table-row table:style-name="Tabla1.2">
          <table:table-cell table:style-name="Tabla1.A3" office:value-type="string">
            <text:p text:style-name="P105">Implementación de CU19: Aprobación de formularios pendientes</text:p>
          </table:table-cell>
          <table:table-cell table:style-name="Tabla1.B4" office:value-type="string">
            <text:p text:style-name="P78">-</text:p>
          </table:table-cell>
          <table:table-cell table:style-name="Tabla1.B4" office:value-type="string">
            <text:p text:style-name="P82"/>
          </table:table-cell>
          <table:table-cell table:style-name="Tabla1.B4" office:value-type="string">
            <text:p text:style-name="P91">24/11/17</text:p>
          </table:table-cell>
          <table:table-cell table:style-name="Tabla1.E4" office:value-type="string">
            <text:p text:style-name="P91">Ariel Machini</text:p>
          </table:table-cell>
        </table:table-row>
        <table:table-row table:style-name="Tabla1.2">
          <table:table-cell table:style-name="Tabla1.A3" office:value-type="string">
            <text:p text:style-name="P25">Implementación de CU02: Rellenado y envió de formularios (Móvil)</text:p>
          </table:table-cell>
          <table:table-cell table:style-name="Tabla1.B4" office:value-type="string">
            <text:p text:style-name="P77">🗎</text:p>
          </table:table-cell>
          <table:table-cell table:style-name="Tabla1.B4" office:value-type="string">
            <text:p text:style-name="P83">-</text:p>
          </table:table-cell>
          <table:table-cell table:style-name="Tabla1.B4" office:value-type="string">
            <text:p text:style-name="P89"><text:span text:style-name="T48">2</text:span>4/11/17</text:p>
          </table:table-cell>
          <table:table-cell table:style-name="Tabla1.E4" office:value-type="string">
            <text:p text:style-name="P97">Ariel Machini</text:p>
          </table:table-cell>
        </table:table-row>
        <table:table-row table:style-name="Tabla1.2">
          <table:table-cell table:style-name="Tabla1.A3" office:value-type="string">
            <text:p text:style-name="P33">Generar APK</text:p>
          </table:table-cell>
          <table:table-cell table:style-name="Tabla1.B4" office:value-type="string">
            <text:p text:style-name="P96">-</text:p>
          </table:table-cell>
          <table:table-cell table:style-name="Tabla1.B4" office:value-type="string">
            <text:p text:style-name="P83">-</text:p>
          </table:table-cell>
          <table:table-cell table:style-name="Tabla1.B4" office:value-type="string">
            <text:p text:style-name="P90"><text:span text:style-name="T48">2</text:span>4/11/17</text:p>
          </table:table-cell>
          <table:table-cell table:style-name="Tabla1.E4" office:value-type="string">
            <text:p text:style-name="P98">Ariel Machini</text:p>
          </table:table-cell>
        </table:table-row>
        <table:table-row table:style-name="Tabla1.2">
          <table:table-cell table:style-name="Tabla1.A12" table:number-columns-spanned="5" office:value-type="string">
            <text:p text:style-name="P28">Observaciones</text:p>
          </table:table-cell>
          <table:covered-table-cell/>
          <table:covered-table-cell/>
          <table:covered-table-cell/>
          <table:covered-table-cell/>
        </table:table-row>
        <table:table-row table:style-name="Tabla1.2">
          <table:table-cell table:style-name="Tabla1.A12" table:number-columns-spanned="5" office:value-type="string">
            <text:p text:style-name="P29"><text:span text:style-name="T42">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31"><text:span text:style-name="T42">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30"><text:span text:style-name="T43">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46"/>
      <text:p text:style-name="P49">Re<text:span text:style-name="T7">cursos</text:span></text:p>
      <text:p text:style-name="P70">Humanos:</text:p>
      <text:list xml:id="list2400923765" text:style-name="L2">
        <text:list-item>
          <text:p text:style-name="P106"><text:span text:style-name="T36">Dos</text:span> analistas:</text:p>
          <text:list>
            <text:list-item>
              <text:p text:style-name="P107">Lima, Cinthia.</text:p>
            </text:list-item>
            <text:list-item>
              <text:p text:style-name="P107"><text:soft-page-break/>Machini, Ariel.</text:p>
            </text:list-item>
          </text:list>
        </text:list-item>
      </text:list>
      <text:p text:style-name="P67"/>
      <text:p text:style-name="P70">Ha<text:span text:style-name="T8">r</text:span>dware:</text:p>
      <text:list xml:id="list3378535815" text:style-name="L3">
        <text:list-item>
          <text:p text:style-name="P74">Notebook Lenovo Legion Y720.</text:p>
        </text:list-item>
        <text:list-item>
          <text:p text:style-name="P74">Notebook Banghó MAX G01.</text:p>
        </text:list-item>
      </text:list>
      <text:p text:style-name="P9"/>
      <text:p text:style-name="P8"><text:span text:style-name="T10">M</text:span><text:span text:style-name="T9">isceláneo:</text:span></text:p>
      <text:list xml:id="list2354766796" text:style-name="L4">
        <text:list-item>
          <text:p text:style-name="P75"><text:span text:style-name="T34">Acceso a </text:span>Internet.</text:p>
        </text:list-item>
        <text:list-item>
          <text:p text:style-name="P76">Repositorio <text:span text:style-name="T34">(</text:span>en GitHub<text:span text:style-name="T34">)</text:span>.</text:p>
        </text:list-item>
      </text:list>
      <text:p text:style-name="P68"/>
      <text:p text:style-name="P53">Objetivos alcanzados</text:p>
      <text:p text:style-name="P58">De las 23 tareas definidas se pudieron ejecutar y terminar 18 con éxito:</text:p>
      <table:table table:name="Table1" table:style-name="Table1">
        <table:table-column table:style-name="Table1.A"/>
        <table:table-row>
          <table:table-cell table:style-name="Table1.A1" office:value-type="string">
            <text:list xml:id="list3831781985" text:style-name="L5">
              <text:list-item>
                <text:p text:style-name="P101">Desarrollo de prototipos de interfaz <text:span text:style-name="T41">(1er Prototipo)</text:span></text:p>
              </text:list-item>
            </text:list>
          </table:table-cell>
        </table:table-row>
        <table:table-row table:style-name="Table1.2">
          <table:table-cell table:style-name="Table1.A2" office:value-type="string">
            <text:list xml:id="list181302933544178" text:continue-numbering="true" text:style-name="L5">
              <text:list-item>
                <text:p text:style-name="P102"/>
              </text:list-item>
            </text:list>
          </table:table-cell>
        </table:table-row>
        <table:table-row table:style-name="Table1.2">
          <table:table-cell table:style-name="Table1.A2" office:value-type="string">
            <text:list xml:id="list181303090884090" text:continue-numbering="true" text:style-name="L5">
              <text:list-item>
                <text:p text:style-name="P103"/>
              </text:list-item>
            </text:list>
          </table:table-cell>
        </table:table-row>
        <table:table-row table:style-name="Table1.2">
          <table:table-cell table:style-name="Table1.A2" office:value-type="string">
            <text:list xml:id="list181301715309711" text:continue-numbering="true" text:style-name="L5">
              <text:list-item>
                <text:p text:style-name="P104"/>
              </text:list-item>
            </text:list>
          </table:table-cell>
        </table:table-row>
      </table:table>
      <text:list xml:id="list181301377312711" text:continue-numbering="true" text:style-name="L5">
        <text:list-header>
          <text:p text:style-name="P73"/>
        </text:list-header>
        <text:list-item>
          <text:p text:style-name="P73">Objetivos no alcanzados</text:p>
        </text:list-item>
      </text:list>
      <table:table table:name="Table4" table:style-name="Table4">
        <table:table-column table:style-name="Table4.A"/>
        <table:table-row table:style-name="Table4.1">
          <table:table-cell table:style-name="Table4.A1" office:value-type="string">
            <text:p text:style-name="P20"/>
          </table:table-cell>
        </table:table-row>
        <table:table-row table:style-name="Table4.1">
          <table:table-cell table:style-name="Table4.A2" office:value-type="string">
            <text:p text:style-name="P27"/>
          </table:table-cell>
        </table:table-row>
      </table:table>
      <text:p text:style-name="P52"/>
      <text:p text:style-name="P52">Conclusión</text:p>
      <text:p text:style-name="P59">...</text:p>
      <text:p text:style-name="P51">Estado del repositorio</text:p>
      <text:p text:style-name="P71"><text:span text:style-name="T5">Versión </text:span><text:span text:style-name="T29">inicial</text:span><text:span text:style-name="T5"> — </text:span><text:span text:style-name="T29">final</text:span><text:span text:style-name="T5">:</text:span> <text:span text:style-name="T47">151</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1-17T18:12:59.351739904</dc:date>
    <meta:editing-duration>PT19H6M32S</meta:editing-duration>
    <meta:editing-cycles>226</meta:editing-cycles>
    <meta:generator>LibreOffice/5.4.1.2$Linux_X86_64 LibreOffice_project/ea7cb86e6eeb2bf3a5af73a8f7777ac570321527</meta:generator>
    <dc:title>Plan de Iteración</dc:title>
    <dc:subject>Horizon</dc:subject>
    <meta:document-statistic meta:table-count="5" meta:image-count="3" meta:object-count="0" meta:page-count="6" meta:paragraph-count="114" meta:word-count="474" meta:character-count="2811" meta:non-whitespace-character-count="2451"/>
  </office:meta>
</office:document-meta>
</file>